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Khmer OS Battambang" svg:font-family="'Khmer OS Battambang'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Source Han Sans CN1" svg:font-family="'Source Han Sans CN'" style:font-family-generic="modern" style:font-pitch="fixed"/>
    <style:font-face style:name="Khmer OS" svg:font-family="'Khmer OS'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P1" style:family="paragraph" style:parent-style-name="Preformatted_20_Text">
      <style:text-properties style:font-name="Khmer OS" style:font-name-complex="Khmer OS"/>
    </style:style>
    <style:style style:name="P2" style:family="paragraph" style:parent-style-name="Preformatted_20_Text">
      <style:text-properties style:font-name="Khmer OS" officeooo:paragraph-rsid="0015f4d5" style:font-name-complex="Khmer O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e: Thursday 14/Jan/2021</text:p>
      <text:p text:style-name="P1"/>
      <text:p text:style-name="P1">1.5.1 Keys</text:p>
      <text:p text:style-name="P1"/>
      <text:p text:style-name="P1">តំលៃជាអែកតាជាតំលៃមិនស្ទូន</text:p>
      <text:p text:style-name="P1"/>
      <text:p text:style-name="P1">- Super key = attribute 1 (A, B, C) or បន្សំ (D+E, F+G+H) </text:p>
      <text:p text:style-name="P1"/>
      <text:p text:style-name="P1">- Candidate key = ជាsuper key ដែលតូចជាងគេនិងតែមួយៗ (A, B, C) and (D+E, F+G+H) មិនមែនជាCandidate keyទេព្រោះកើតឡើងដោយការរួមបញ្ចូលគ្នា</text:p>
      <text:p text:style-name="P1"/>
      <text:p text:style-name="P1">- primary key = ជា candidate key មិនស្ទួន មិនទទេរ មិនប្រែែប្រូល មិនវែងពេក (StudentID) should use</text:p>
      <text:p text:style-name="P1"><text:s/></text:p>
      <text:p text:style-name="P1">- secondary key = ជា attribute ដែលកំណត់អត្តសញ្ញាណទីពីណាដែលយើងប្រើបន្ទាប់ primary key </text:p>
      <text:p text:style-name="P1">example: name, email, or phone number</text:p>
      <text:p text:style-name="P1"/>
      <text:p text:style-name="P1">- All foreign key(child) must have inside primary key(parent)</text:p>
      <text:p text:style-name="P1"/>
      <text:p text:style-name="P1">*Attribute is row</text:p>
      <text:p text:style-name="P1"/>
      <text:p text:style-name="P1">-------------------------------------------------------------------</text:p>
      <text:p text:style-name="P1">Date: Thursday 14/Jan/2021</text:p>
      <text:p text:style-name="P1"/>
      <text:p text:style-name="P1">Chapter2: Basic Data Definition Language</text:p>
      <text:p text:style-name="P1"/>
      <text:p text:style-name="P1">1.6 STRUCTURE QUERY LANGUAGE</text:p>
      <text:p text:style-name="P1"/>
      <text:p text:style-name="P1">- DDL(Data Definition Language) Computer language use for create Tables, Relationship between Table and Table.</text:p>
      <text:p text:style-name="P1"/>
      <text:p text:style-name="P1">Syntax:</text:p>
      <text:p text:style-name="P1"/>
      <text:p text:style-name="P1">CREATE TABLE table_Name(</text:p>
      <text:p text:style-name="P1"><text:soft-page-break/><text:tab/>Column1 Data_Type1 Field_Size [col_constraint1],</text:p>
      <text:p text:style-name="P1"><text:tab/>Column2 Data_Type2 Field_Size [col_constraint2],</text:p>
      <text:p text:style-name="P1">)</text:p>
      <text:p text:style-name="P1"/>
      <text:p text:style-name="P2">* Constraint we use to </text:p>
      <text:p text:style-name="P2">- DML(Data Manipulation Language)</text:p>
      <text:p text:style-name="P1">- DCL(Data Control Language)</text:p>
      <text:p text:style-name="P1">- Only char and String that have field siz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Khmer OS Battambang" svg:font-family="'Khmer OS Battambang'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Source Han Sans CN1" svg:font-family="'Source Han Sans CN'" style:font-family-generic="modern" style:font-pitch="fixed"/>
    <style:font-face style:name="Khmer OS" svg:font-family="'Khmer OS'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Source Han Serif CN" style:font-size-asian="10.5pt" style:language-asian="zh" style:country-asian="CN" style:font-name-complex="Khmer OS Battambang" style:font-size-complex="12pt" style:language-complex="km" style:country-complex="KH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font-name-asian="Source Han Serif CN" style:font-size-asian="10.5pt" style:language-asian="zh" style:country-asian="CN" style:font-name-complex="Khmer OS Battambang" style:font-size-complex="12pt" style:language-complex="km" style:country-complex="KH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Times New Roman" fo:font-family="'Times New Roman'" style:font-family-generic="roman" fo:font-size="14pt" style:font-name-asian="Source Han Sans CN" style:font-family-asian="'Source Han Sans CN'" style:font-family-generic-asian="system" style:font-pitch-asian="variable" style:font-size-asian="14pt" style:font-name-complex="Khmer OS Battambang" style:font-family-complex="'Khmer OS Battambang'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Khmer OS Battambang" style:font-family-complex="'Khmer OS Battambang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Khmer OS Battambang" style:font-family-complex="'Khmer OS Battambang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Khmer OS Battambang" style:font-family-complex="'Khmer OS Battambang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Source Han Sans CN1" style:font-family-asian="'Source Han Sans CN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1-16T10:00:58.934239663</dc:date>
    <meta:editing-duration>PT44S</meta:editing-duration>
    <meta:editing-cycles>1</meta:editing-cycles>
    <meta:document-statistic meta:table-count="0" meta:image-count="0" meta:object-count="0" meta:page-count="2" meta:paragraph-count="25" meta:word-count="168" meta:character-count="1006" meta:non-whitespace-character-count="886"/>
    <meta:generator>LibreOffice/6.4.7.2$Linux_X86_64 LibreOffice_project/40$Build-2</meta:generator>
  </office:meta>
</office:document-meta>
</file>